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F810000114466926A46.svm"/>
  <manifest:file-entry manifest:media-type="" manifest:full-path="Pictures/20000007000040CE00000D56D018A6E4.svm"/>
  <manifest:file-entry manifest:media-type="" manifest:full-path="Pictures/2000000700005EAD000021E7B6591A0B.svm"/>
  <manifest:file-entry manifest:media-type="" manifest:full-path="Pictures/200000070000325600000983E1D68DC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839cm" table:align="righ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5.02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complex="th" style:country-complex="TH"/>
    </style:style>
    <style:style style:name="P2" style:family="paragraph" style:parent-style-name="Standard">
      <style:text-properties fo:language="en" fo:country="US" style:language-complex="th" style:country-complex="TH"/>
    </style:style>
    <style:style style:name="P3" style:family="paragraph" style:parent-style-name="Standard" style:list-style-name="L1">
      <style:text-properties fo:language="en" fo:country="US" style:language-complex="th" style:country-complex="TH"/>
    </style:style>
    <style:style style:name="P4" style:family="paragraph" style:parent-style-name="Standard" style:list-style-name="L2">
      <style:text-properties fo:language="en" fo:country="US" style:language-complex="th" style:country-complex="TH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L1"/>
    <style:style style:name="P8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break-before="page"/>
      <style:text-properties fo:language="en" fo:country="US" style:language-complex="th" style:country-complex="TH"/>
    </style:style>
    <style:style style:name="P11" style:family="paragraph" style:parent-style-name="Table_20_Contents">
      <style:text-properties fo:language="en" fo:country="US"/>
    </style:style>
    <style:style style:name="T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language="en" fo:country="US" style:language-complex="th" style:country-complex="TH"/>
    </style:style>
    <style:style style:name="T5" style:family="text">
      <style:text-properties fo:language="en" fo:country="US" fo:font-weight="bold" style:font-weight-asian="bold" style:language-complex="th" style:country-complex="TH" style:font-weight-complex="bold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 Service In Soap Technology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Editor</text:p>
          </table:table-cell>
          <table:table-cell table:style-name="Table1.B1" office:value-type="string">
            <text:p text:style-name="P11">Sittiporn jangsang</text:p>
          </table:table-cell>
        </table:table-row>
        <table:table-row>
          <table:table-cell table:style-name="Table1.A2" office:value-type="string">
            <text:p text:style-name="P11">Create Date</text:p>
          </table:table-cell>
          <table:table-cell table:style-name="Table1.B2" office:value-type="date" office:date-value="2016-02-15">
            <text:p text:style-name="P11">15/02/16</text:p>
          </table:table-cell>
        </table:table-row>
        <table:table-row>
          <table:table-cell table:style-name="Table1.A2" office:value-type="string">
            <text:p text:style-name="P11">Update Date</text:p>
          </table:table-cell>
          <table:table-cell table:style-name="Table1.B2" office:value-type="date" office:date-value="2016-02-15">
            <text:p text:style-name="P11">15/02/16</text:p>
          </table:table-cell>
        </table:table-row>
      </table:table>
      <text:p text:style-name="P2"/>
      <text:p text:style-name="P10">1.Create Web App</text:p>
      <text:p text:style-name="P2">2. AddItem &gt;&gt; WebService </text:p>
      <text:p text:style-name="P1"><draw:frame draw:style-name="fr1" draw:name="graphics1" text:anchor-type="paragraph" svg:x="1.55cm" svg:y="0.37cm" svg:width="12.885cm" svg:height="2.434cm" draw:z-index="0"><draw:image xlink:href="Pictures/200000070000325600000983E1D68DC1.svm" xlink:type="simple" xlink:show="embed" xlink:actuate="onLoad"/></draw:frame></text:p>
      <text:p text:style-name="P1"/>
      <text:p text:style-name="P2">3. Coding </text:p>
      <text:p text:style-name="P2">If your want call Ajax <text:s/>WebService , Your will open tag</text:p>
      <text:p text:style-name="Standard"><text:span text:style-name="T4"><text:tab/></text:span><text:span text:style-name="T1">[System.Web.Script.Services.</text:span><text:span text:style-name="T2">ScriptService</text:span><text:span text:style-name="T3">]</text:span></text:p>
      <text:p text:style-name="P2"/>
      <text:p text:style-name="P2"/>
      <text:p text:style-name="P2">WebService can return 2 type : </text:p>
      <text:list xml:id="list184367544642330165" text:style-name="L1">
        <text:list-item>
          <text:p text:style-name="P7"><text:span text:style-name="T5">xml</text:span><text:span text:style-name="T4"> :</text:span><text:span text:style-name="T1"> </text:span></text:p>
          <text:p text:style-name="P7"><text:span text:style-name="T1"/></text:p>
          <text:p text:style-name="P7"><text:span text:style-name="T1">[</text:span><text:span text:style-name="T2">WebMethod</text:span><text:span text:style-name="T3">] <text:s/></text:span></text:p>
        </text:list-item>
      </text:list>
      <text:p text:style-name="P6"><text:span text:style-name="T3"><text:s text:c="2"/><text:tab/> </text:span><text:span text:style-name="T6">public</text:span><text:span text:style-name="T3"> </text:span><text:span text:style-name="T2">List</text:span><text:span text:style-name="T3">&lt;MODEL.</text:span><text:span text:style-name="T2">QueryModel</text:span><text:span text:style-name="T3">&gt; callXmlWebservice() {</text:span></text:p>
      <text:p text:style-name="P6"><text:span text:style-name="T3"><text:s text:c="8"/><text:tab/></text:span><text:span text:style-name="T6">return</text:span><text:span text:style-name="T3"> BAL.</text:span><text:span text:style-name="T2">queryDataBAL</text:span><text:span text:style-name="T3">.queryObj();</text:span></text:p>
      <text:p text:style-name="P8"><text:s text:c="4"/><text:tab/>}</text:p>
      <text:p text:style-name="P2"><draw:frame draw:style-name="fr3" draw:name="graphics3" text:anchor-type="paragraph" svg:width="16.999cm" svg:height="6.085cm" draw:z-index="2"><draw:image xlink:href="Pictures/2000000700005EAD000021E7B6591A0B.svm" xlink:type="simple" xlink:show="embed" xlink:actuate="onLoad"/></draw:frame></text:p>
      <text:list xml:id="list34319061" text:continue-numbering="true" text:style-name="L1">
        <text:list-header>
          <text:p text:style-name="P3"/>
        </text:list-header>
        <text:list-item>
          <text:p text:style-name="P3"><text:span text:style-name="T8">json </text:span>: </text:p>
          <text:p text:style-name="P3">/***</text:p>
        </text:list-item>
      </text:list>
      <text:p text:style-name="P2"><text:tab/> Add Reference system.web.Extension</text:p>
      <text:p text:style-name="P2"><text:tab/> Add Reference NewtonSoft.Json</text:p>
      <text:p text:style-name="P2"><text:tab/>and Using Reference</text:p>
      <text:p text:style-name="P2"><text:tab/>***/</text:p>
      <text:p text:style-name="P2"><text:span text:style-name="T1"><text:s text:c="4"/>[</text:span><text:span text:style-name="T2">ScriptMethod</text:span><text:span text:style-name="T3">(ResponseFormat = </text:span><text:span text:style-name="T2">ResponseFormat</text:span><text:span text:style-name="T3">.Json)]</text:span></text:p>
      <text:p text:style-name="P6"><text:span text:style-name="T3"><text:s text:c="4"/></text:span><text:span text:style-name="T6">public</text:span><text:span text:style-name="T3"> </text:span><text:span text:style-name="T6">string</text:span><text:span text:style-name="T3"> callJsonWebservice()</text:span></text:p>
      <text:p text:style-name="P6"><text:span text:style-name="T3"><text:s text:c="4"/>{ <text:s text:c="3"/></text:span><text:span text:style-name="T7"><text:s/></text:span></text:p>
      <text:p text:style-name="P6"><text:span text:style-name="T3"><text:s text:c="8"/></text:span><text:span text:style-name="T2">List</text:span><text:span text:style-name="T3">&lt;MODEL.</text:span><text:span text:style-name="T2">QueryModel</text:span><text:span text:style-name="T3">&gt; obj = BAL.</text:span><text:span text:style-name="T2">queryDataBAL</text:span><text:span text:style-name="T3">.queryObj();</text:span></text:p>
      <text:p text:style-name="P6"><text:span text:style-name="T3"><text:s text:c="8"/></text:span><text:span text:style-name="T6">return</text:span><text:span text:style-name="T3"> </text:span><text:span text:style-name="T2">JsonConvert</text:span><text:span text:style-name="T3">.SerializeObject(obj, </text:span><text:span text:style-name="T2">Formatting</text:span><text:span text:style-name="T3">.Indented); </text:span></text:p>
      <text:p text:style-name="P8"><text:s text:c="4"/>} <text:s/></text:p>
      <text:p text:style-name="P2"/>
      <text:p text:style-name="P2"/>
      <text:p text:style-name="P2"><draw:frame draw:style-name="fr4" draw:name="graphics4" text:anchor-type="paragraph" svg:width="16.999cm" svg:height="3.073cm" draw:z-index="3"><draw:image xlink:href="Pictures/2000000700005F810000114466926A46.svm" xlink:type="simple" xlink:show="embed" xlink:actuate="onLoad"/></draw:frame><text:soft-page-break/></text:p>
      <text:list xml:id="list2916272077259717455" text:style-name="L2">
        <text:list-item>
          <text:p text:style-name="P4">Test</text:p>
          <text:p text:style-name="P4">-your will test by run on web browser. </text:p>
          <text:p text:style-name="P4">-Add click method</text:p>
          <text:p text:style-name="P4">-click Invoke</text:p>
        </text:list-item>
      </text:list>
      <text:p text:style-name="P2"><draw:frame draw:style-name="fr2" draw:name="graphics2" text:anchor-type="paragraph" svg:width="16.589cm" svg:height="3.413cm" draw:z-index="1"><draw:image xlink:href="Pictures/20000007000040CE00000D56D018A6E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</meta:editing-duration>
    <meta:editing-cycles>21</meta:editing-cycles>
    <meta:generator>OpenOffice/4.1.0$Win32 OpenOffice.org_project/410m18$Build-9764</meta:generator>
    <dc:date>2016-02-15T14:15:28.65</dc:date>
    <meta:document-statistic meta:table-count="1" meta:image-count="4" meta:object-count="0" meta:page-count="3" meta:paragraph-count="34" meta:word-count="98" meta:character-count="824"/>
    <meta:user-defined meta:name="Info 1"/>
    <meta:user-defined meta:name="Info 2"/>
    <meta:user-defined meta:name="Info 3"/>
    <meta:user-defined meta:name="Info 4"/>
  </office:meta>
</office:document-meta>
</file>